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text:span></text:p>
      <text:p text:style-name="P1"><text:span text:style-name="T1">6.2 Summarise potential effects of ill health of children on the family. </text:span></text:p>
      <text:p text:style-name="P1"><text:span text:style-name="T1">The effect of ill health on the child is that they could become depressed because they know that there is something wrong with them and they know that they have to be in and out of hospital a lot. The child could also start to feel isolated because they can't go out with their friends in fear that they could get even more ill. The child could also feel that they are missing out on social life because as stated they won't be going out due to their illness.<text:s text:c="2"/></text:span></text:p>
      <text:p text:style-name="P1"><text:span text:style-name="T1">The effects on the family due to ill child is that they might become depressed because they have a child that has a chnace of dying form the illness so they know that they don't have long left with them. They could also become very angry because they are wondering why is was happening to them and they may not know what they shoud do because they weren't ready to look after a child that needs extra help. It may also cause arguments within the family because they could be having money problem or could also feel stressed because they are always on their feet and have to make sure that they look after the ill child correctly. The rues of the house will also start to change because they are afraid of upsetting the child and that they might feel like they are being to hursh with the child and they don't want to upset them further, that's why some parents may feel the need for them to make new rules for the child so that it makes their home life a bit easier. If the ill child has any siblings then they siblimgs might start to feel neglected because the ill child is getting all of the parents attention.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